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3"/>
    <style:style style:name="ce4" style:family="table-cell" style:parent-style-name="Default" style:data-style-name="N3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1.8" calcext:value-type="float">
            <text:p>51,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up sezione</text:p>
          </table:table-cell>
          <table:table-cell table:style-name="ce1" table:formula="of:=([.B2]/2)^2*3.1428" office:value-type="float" office:value="2108.221668" calcext:value-type="float">
            <text:p>2108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t. cilindro</text:p>
          </table:table-cell>
          <table:table-cell table:style-name="ce2" table:formula="of:=[.B1]*[.B4]" office:value-type="float" office:value="780042.01716" calcext:value-type="float">
            <text:p>780042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parti</text:p>
          </table:table-cell>
          <table:table-cell office:value-type="string" calcext:value-type="string">
            <text:p>L. Sezione</text:p>
          </table:table-cell>
          <table:table-cell office:value-type="string" calcext:value-type="string">
            <text:p>Coefficiente</text:p>
          </table:table-cell>
          <table:table-cell office:value-type="string" calcext:value-type="string">
            <text:p>Li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44" calcext:value-type="float">
            <text:p>144</text:p>
          </table:table-cell>
          <table:table-cell table:formula="of:=2/3" office:value-type="float" office:value="0.666666666666667" calcext:value-type="float">
            <text:p>0,666666666666667</text:p>
          </table:table-cell>
          <table:table-cell table:style-name="ce3" table:formula="of:=[.B8]*[.C8]*[.B$4]/1000" office:value-type="float" office:value="202.389280128" calcext:value-type="float">
            <text:p>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2</text:p>
          </table:table-cell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,8</text:p>
          </table:table-cell>
          <table:table-cell table:style-name="ce3" table:formula="of:=[.B9]*[.C9]*[.B$4]/1000" office:value-type="float" office:value="215.8818988032" calcext:value-type="float">
            <text:p>216</text:p>
          </table:table-cell>
          <table:table-cell table:formula="of:=430/2"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formula="of:=[.B1]-[.B8]-[.B9]"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table:style-name="ce3" table:formula="of:=[.B10]*[.C10]*[.B$4]/1000" office:value-type="float" office:value="103.302861732" calcext:value-type="float">
            <text:p>103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Capacià lit</text:p>
          </table:table-cell>
          <table:table-cell table:number-columns-repeated="2"/>
          <table:table-cell table:style-name="ce4" table:formula="of:=[.D8]+[.D9]+[.D10]" office:value-type="float" office:value="521.5740406632" calcext:value-type="float">
            <text:p>522</text:p>
          </table:table-cell>
          <table:table-cell table:formula="of:=[.D11]/645" office:value-type="float" office:value="0.808641923508837" calcext:value-type="float">
            <text:p>0,808641923508837</text:p>
          </table:table-cell>
          <table:table-cell/>
        </table:table-row>
        <table:table-row table:style-name="ro1">
          <table:table-cell office:value-type="string" calcext:value-type="string">
            <text:p>Capacità libr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table:style-name="ce4" table:formula="of:=[.D12]*[.E11]" office:value-type="float" office:value="929.938212035163" calcext:value-type="float">
            <text:p>930</text:p>
          </table:table-cell>
          <table:table-cell office:value-type="string" calcext:value-type="string">
            <text:p>È un serbatoio da 900 lib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6" loext:min-decimal-places="6" number:min-integer-digits="1"/>
    </number:number-style>
    <number:number-style style:name="N105">
      <number:number number:decimal-places="5" loext:min-decimal-places="5" number:min-integer-digits="1"/>
    </number:number-style>
    <number:number-style style:name="N106">
      <number:number number:decimal-places="4" loext:min-decimal-places="4"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>
      <number:number number:decimal-places="1" loext:min-decimal-places="1" number:min-integer-digits="1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1T17:49:23.512919486</meta:creation-date>
    <dc:date>2020-07-31T23:08:00.903503524</dc:date>
    <meta:editing-duration>PT2H25M35S</meta:editing-duration>
    <meta:editing-cycles>2</meta:editing-cycles>
    <meta:generator>LibreOffice/6.4.4.2$Linux_X86_64 LibreOffice_project/40$Build-2</meta:generator>
    <meta:document-statistic meta:table-count="1" meta:cell-count="33" meta:object-count="0"/>
  </office:meta>
</office:document-meta>
</file>